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F99B3E2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94cm, 2.268cm, 12.536cm, 5.35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31cm" svg:height="21.6cm" svg:x="0.991cm" svg:y="2.191cm">
          <draw:image xlink:href="Pictures/10000000000005E8000007E0F99B3E2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6T07:36:28.609166853</dc:date>
    <meta:editing-duration>PT3M40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